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40d79" style:font-size-asian="22pt" style:font-weight-asian="bold" style:font-size-complex="22pt" style:font-weight-complex="bold"/>
    </style:style>
    <style:style style:name="P2" style:family="paragraph" style:parent-style-name="Standard">
      <style:paragraph-properties fo:text-align="end" style:justify-single-word="false"/>
      <style:text-properties fo:font-size="16pt" officeooo:rsid="00040d79" officeooo:paragraph-rsid="00040d79" style:font-size-asian="14pt" style:font-size-complex="16pt"/>
    </style:style>
    <style:style style:name="P3" style:family="paragraph" style:parent-style-name="Standard">
      <style:paragraph-properties fo:text-align="start" style:justify-single-word="false"/>
      <style:text-properties fo:font-size="16pt" fo:font-weight="bold" officeooo:rsid="00051f75" officeooo:paragraph-rsid="00051f75"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65d74" officeooo:paragraph-rsid="00065d74" style:font-size-asian="14pt" style:font-weight-asian="bold" style:font-size-complex="16pt" style:font-weight-complex="bold"/>
    </style:style>
    <style:style style:name="P5" style:family="paragraph" style:parent-style-name="Standard" style:list-style-name="L2">
      <style:paragraph-properties fo:text-align="start" style:justify-single-word="false"/>
      <style:text-properties officeooo:paragraph-rsid="00051f75"/>
    </style:style>
    <style:style style:name="P6" style:family="paragraph" style:parent-style-name="Standard">
      <style:paragraph-properties fo:text-align="start" style:justify-single-word="false"/>
      <style:text-properties officeooo:paragraph-rsid="00065d74"/>
    </style:style>
    <style:style style:name="P7" style:family="paragraph" style:parent-style-name="Standard" style:list-style-name="L2">
      <style:paragraph-properties fo:text-align="start" style:justify-single-word="false"/>
      <style:text-properties fo:font-weight="bold" officeooo:paragraph-rsid="00051f75" style:font-weight-asian="bold" style:font-weight-complex="bold"/>
    </style:style>
    <style:style style:name="T1" style:family="text">
      <style:text-properties fo:font-size="16pt" officeooo:rsid="00051f75" style:font-size-asian="14pt" style:font-size-complex="16pt"/>
    </style:style>
    <style:style style:name="T2" style:family="text">
      <style:text-properties fo:font-size="16pt" fo:font-weight="bold" officeooo:rsid="00051f75" style:font-size-asian="14pt" style:font-weight-asian="bold" style:font-size-complex="16pt" style:font-weight-complex="bold"/>
    </style:style>
    <style:style style:name="T3" style:family="text">
      <style:text-properties fo:font-size="16pt" style:text-underline-style="none" fo:font-weight="normal" officeooo:rsid="00065d74" style:font-size-asian="14pt" style:font-weight-asian="normal" style:font-size-complex="16pt" style:font-weight-complex="normal"/>
    </style:style>
    <style:style style:name="T4" style:family="text">
      <style:text-properties officeooo:rsid="00065d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uskal’s Algorithm with CUDA</text:p>
      <text:p text:style-name="P2">CED15I038</text:p>
      <text:p text:style-name="P2">MOHTI AGARWAL</text:p>
      <text:p text:style-name="P4">Basic Idea about the Algorithm</text:p>
      <text:p text:style-name="P6"><text:span text:style-name="T3"><text:tab/></text:span>MST algorithms operate on a weighted, connected, undirected graph. The algorithm uses the notion of a supervertex. A supervertex is basically a set of vertices that act as one vertex. During each iteration of the algorithm a supervertex finds a minimal outgoing edge to another supervertex. These supervertices are then merged. </text:p>
      <text:p text:style-name="P6"><text:tab/>Because during these iterations it is possible that cycles occur, detects them afterwards and removes then again. They find these cycles by assigning degrees to supervertices (i. e. counting the number of outgoing edges of each supervertex). Afterwards they iteratively 1-degree supervertices, until only higher degree supervertices remain. The supervertices that remain contain cycles. Because cycles always happen between pairs of supervertices (i. e. a cycle does not happen between more than two supervertices), now one of two edges per cycle needs to be removed. One is chosen arbitrarily, because they have both the same weight thus it does not matter which one is chosen.</text:p>
      <text:p text:style-name="P6"/>
      <text:p text:style-name="P3">Algorithm</text:p>
      <text:list xml:id="list1127858334" text:style-name="L2">
        <text:list-item>
          <text:p text:style-name="P5"><text:span text:style-name="T2">while</text:span><text:span text:style-name="T1"> There is more than 1 supervertex do</text:span></text:p>
        </text:list-item>
        <text:list-item>
          <text:p text:style-name="P5"><text:span text:style-name="T1">For each vertex: find the minimum weighted outgoing edge from each supervertex to another supervertex with lowest color index and store it in a special format in NMST</text:span></text:p>
        </text:list-item>
        <text:list-item>
          <text:p text:style-name="P5"><text:span text:style-name="T1">For each supervertex: add the found edges to the MST using the temporary list NMST (by extracting the edge from the special format)</text:span></text:p>
        </text:list-item>
        <text:list-item>
          <text:p text:style-name="P5"><text:span text:style-name="T1">For each vertex: calculate the parents of each vertex in the currently calculated part of the MST</text:span></text:p>
        </text:list-item>
        <text:list-item>
          <text:p text:style-name="P5"><text:span text:style-name="T1">For each vertex: each vertex update its color to the correct color using the parents calculated in the previous step</text:span></text:p>
        </text:list-item>
        <text:list-item>
          <text:p text:style-name="P7"><text:span text:style-name="T1">end whi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4:15:29.317975739</meta:creation-date>
    <dc:date>2018-11-29T04:52:46.585334042</dc:date>
    <meta:editing-duration>PT16M54S</meta:editing-duration>
    <meta:editing-cycles>2</meta:editing-cycles>
    <meta:generator>LibreOffice/6.0.6.2$Linux_X86_64 LibreOffice_project/00m0$Build-2</meta:generator>
    <meta:document-statistic meta:table-count="0" meta:image-count="0" meta:object-count="0" meta:page-count="1" meta:paragraph-count="13" meta:word-count="273" meta:character-count="1670" meta:non-whitespace-character-count="1413"/>
  </office:meta>
</office:document-meta>
</file>